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sage</text:p>
          </table:table-cell>
          <table:table-cell office:value-type="string">
            <text:p>lex.pl</text:p>
          </table:table-cell>
          <table:table-cell office:value-type="string">
            <text:p>Lexer.pm</text:p>
          </table:table-cell>
          <table:table-cell office:value-type="string">
            <text:p>DFA.pm</text:p>
          </table:table-cell>
          <table:table-cell office:value-type="string">
            <text:p>parse.pl</text:p>
          </table:table-cell>
          <table:table-cell office:value-type="string">
            <text:p>Parser.pm</text:p>
          </table:table-cell>
          <table:table-cell office:value-type="string">
            <text:p>rend.pl</text:p>
          </table:table-cell>
          <table:table-cell office:value-type="string">
            <text:p>Renderer</text:p>
          </table:table-cell>
          <table:table-cell office:value-type="string">
            <text:p>g2m.pl</text:p>
          </table:table-cell>
          <table:table-cell office:value-type="string">
            <text:p>Marpa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ttribute</text:p>
          </table:table-cell>
          <table:table-cell office:value-type="string">
            <text:p>Arra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brace_count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OT string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 office:value-type="string">
            <text:p>DOT input to the lexer</text:p>
          </table:table-cell>
        </table:table-row>
        <table:table-row table:style-name="ro1">
          <table:table-cell office:value-type="string">
            <text:p>dfa</text:p>
          </table:table-cell>
          <table:table-cell office:value-type="string">
            <text:p>DFA objec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graph_text</text:p>
          </table:table-cell>
          <table:table-cell office:value-type="string">
            <text:p>DOT string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  <table:table-cell office:value-type="string">
            <text:p>Either from description or input_file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string">
            <text:p>Print help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put_file</text:p>
          </table:table-cell>
          <table:table-cell office:value-type="string">
            <text:p>DOT fil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 office:value-type="string">
            <text:p>DOT input to the lexer</text:p>
          </table:table-cell>
        </table:table-row>
        <table:table-row table:style-name="ro1">
          <table:table-cell office:value-type="string">
            <text:p>item_count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items</text:p>
          </table:table-cell>
          <table:table-cell office:value-type="string">
            <text:p>Arra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ternal</text:p>
          </table:table-cell>
        </table:table-row>
        <table:table-row table:style-name="ro1">
          <table:table-cell office:value-type="string">
            <text:p>lexed_file</text:p>
          </table:table-cell>
          <table:table-cell office:value-type="string">
            <text:p>File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Output from the lexer</text:p>
          </table:table-cell>
        </table:table-row>
        <table:table-row table:style-name="ro1">
          <table:table-cell office:value-type="string">
            <text:p>logger</text:p>
          </table:table-cell>
          <table:table-cell office:value-type="string">
            <text:p>Logger object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axlevel</text:p>
          </table:table-cell>
          <table:table-cell office:value-type="string">
            <text:p>Level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/>
        </table:table-row>
        <table:table-row table:style-name="ro1">
          <table:table-cell office:value-type="string">
            <text:p>minlevel</text:p>
          </table:table-cell>
          <table:table-cell office:value-type="string">
            <text:p>Level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/>
        </table:table-row>
        <table:table-row table:style-name="ro1">
          <table:table-cell office:value-type="string">
            <text:p>output_file</text:p>
          </table:table-cell>
          <table:table-cell office:value-type="string">
            <text:p>File name</text:p>
          </table:table-cell>
          <table:table-cell table:number-columns-repeated="3"/>
          <table:table-cell table:number-columns-repeated="6" office:value-type="string">
            <text:p>Y</text:p>
          </table:table-cell>
          <table:table-cell office:value-type="string">
            <text:p>DOT output from the (default) renderer</text:p>
          </table:table-cell>
        </table:table-row>
        <table:table-row table:style-name="ro1">
          <table:table-cell office:value-type="string">
            <text:p>output_string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arsed_file</text:p>
          </table:table-cell>
          <table:table-cell office:value-type="string">
            <text:p>File name</text:p>
          </table:table-cell>
          <table:table-cell table:number-columns-repeated="3"/>
          <table:table-cell table:number-columns-repeated="5" office:value-type="string">
            <text:p>Y</text:p>
          </table:table-cell>
          <table:table-cell/>
          <table:table-cell office:value-type="string">
            <text:p>Output from the parser</text:p>
          </table:table-cell>
        </table:table-row>
        <table:table-row table:style-name="ro1">
          <table:table-cell office:value-type="string">
            <text:p>renderer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eport_items</text:p>
          </table:table-cell>
          <table:table-cell office:value-type="string">
            <text:p>Boolean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report_stt</text:p>
          </table:table-cell>
          <table:table-cell office:value-type="string">
            <text:p>Boolean</text:p>
          </table:table-cell>
          <table:table-cell table:number-columns-repeated="3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string">
            <text:p>Boolean</text:p>
          </table:table-cell>
          <table:table-cell/>
          <table:table-cell office:value-type="string">
            <text:p>Y</text:p>
          </table:table-cell>
          <table:table-cell table:number-columns-repeated="6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tar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  <table:table-cell office:value-type="string">
            <text:p>The name of the start state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string">
            <text:p>Hash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  <table:table-cell office:value-type="string">
            <text:p>State Transition Table</text:p>
          </table:table-cell>
        </table:table-row>
        <table:table-row table:style-name="ro1">
          <table:table-cell office:value-type="string">
            <text:p>stt_file</text:p>
          </table:table-cell>
          <table:table-cell office:value-type="string">
            <text:p>File nam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timeout</text:p>
          </table:table-cell>
          <table:table-cell office:value-type="string">
            <text:p>Integer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tokens</text:p>
          </table:table-cell>
          <table:table-cell office:value-type="string">
            <text:p>Array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Input to the parser. Input to the renderer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STT file typ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utils</text:p>
          </table:table-cell>
          <table:table-cell office:value-type="string">
            <text:p>Read CSV file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An object of type GraphViz2::Marpa::Util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4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1:09:41</meta:creation-date>
    <dc:date>2012-02-02T14:26:56</dc:date>
    <meta:editing-duration>P8DT3H17M16S</meta:editing-duration>
    <meta:editing-cycles>24</meta:editing-cycles>
    <meta:generator>LibreOffice/3.4$Unix LibreOffice_project/340m1$Build-302</meta:generator>
    <meta:document-statistic meta:table-count="3" meta:cell-count="173" meta:object-count="0"/>
  </office:meta>
</office:document-meta>
</file>